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!/bin/bash</text:p>
      <text:p text:style-name="P3"/>
      <text:p text:style-name="P1"># Define packages list</text:p>
      <text:p text:style-name="P1">packages=(</text:p>
      <text:p text:style-name="P2"><text:s text:c="4"/><text:span text:style-name="T1">'nano'</text:span></text:p>
      <text:p text:style-name="P2"><text:s text:c="4"/><text:span text:style-name="T1">'wget'</text:span></text:p>
      <text:p text:style-name="P2"><text:s text:c="4"/><text:span text:style-name="T1">'net-tools'</text:span></text:p>
      <text:p text:style-name="P1">)</text:p>
      <text:p text:style-name="P3"/>
      <text:p text:style-name="P1"># loop though the list of packages and show if they are installed</text:p>
      <text:p text:style-name="P1">for package in ${packages[@]};</text:p>
      <text:p text:style-name="P1">do</text:p>
      <text:p text:style-name="P2"><text:s text:c="4"/><text:span text:style-name="T1">if [ $(which $package) ]</text:span></text:p>
      <text:p text:style-name="P2"><text:s text:c="4"/><text:span text:style-name="T1">then </text:span></text:p>
      <text:p text:style-name="P2"><text:s text:c="8"/><text:span text:style-name="T1">echo "$package is installed at $(which $package)."</text:span></text:p>
      <text:p text:style-name="P2"><text:s text:c="4"/><text:span text:style-name="T1">else</text:span></text:p>
      <text:p text:style-name="P2"><text:s text:c="8"/><text:span text:style-name="T1">echo "$package is not installed."</text:span></text:p>
      <text:p text:style-name="P2"><text:s text:c="4"/><text:span text:style-name="T1">fi</text:span></text:p>
      <text:p text:style-name="P1">done</text:p>
      <text:p text:style-name="P3"/>
      <text:p text:style-name="P3"/>
      <text:p text:style-name="P1"># Search each user's home directory for scripts and provide a formatted output.</text:p>
      <text:p text:style-name="P1">for user in $(ls /home);</text:p>
      <text:p text:style-name="P1">do <text:s text:c="2"/></text:p>
      <text:p text:style-name="P2"><text:s text:c="4"/><text:span text:style-name="T1">for item in $(find /home/$user -iname '*.sh');</text:span></text:p>
      <text:p text:style-name="P2"><text:s text:c="4"/><text:span text:style-name="T1">do </text:span></text:p>
      <text:p text:style-name="P2"><text:s text:c="8"/><text:span text:style-name="T1">echo -e "Found a script in $user's home folder! \n$item"</text:span></text:p>
      <text:p text:style-name="P2"><text:s text:c="4"/><text:span text:style-name="T1">done</text:span></text:p>
      <text:p text:style-name="P1">done</text:p>
      <text:p text:style-name="P3"/>
      <text:p text:style-name="P3"/>
      <text:p text:style-name="P1"># loop through scripts in the scripts folder and change the permissions to execute </text:p>
      <text:p text:style-name="P1">for script in $(ls ~/scripts);</text:p>
      <text:p text:style-name="P1">do </text:p>
      <text:p text:style-name="P2"><text:s text:c="4"/><text:span text:style-name="T1">if [ ! -x ~/scripts/$script ]</text:span></text:p>
      <text:p text:style-name="P2"><text:s text:c="4"/><text:span text:style-name="T1">then</text:span></text:p>
      <text:p text:style-name="P2"><text:s text:c="8"/><text:span text:style-name="T1">chmod +x ~/scripts/$script</text:span></text:p>
      <text:p text:style-name="P2"><text:s text:c="4"/><text:span text:style-name="T1">fi</text:span></text:p>
      <text:p text:style-name="P1">done</text:p>
      <text:p text:style-name="P3"/>
      <text:p text:style-name="P3"/>
      <text:p text:style-name="P1"># loop through a group of files and create a hash of each file.</text:p>
      <text:p text:style-name="P1"># we assume files_for_hashing/ exists and contains at least one file</text:p>
      <text:p text:style-name="P1">for file in $(ls ~/Documents/files_for_hashing/);</text:p>
      <text:p text:style-name="P1">do</text:p>
      <text:p text:style-name="P2"><text:s text:c="4"/><text:span text:style-name="T1">sha256sum $file</text:span></text:p>
      <text:p text:style-name="P5">done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18:07:20.642000000</meta:creation-date>
    <dc:date>2021-06-23T18:29:07.555000000</dc:date>
    <meta:editing-duration>PT11M28S</meta:editing-duration>
    <meta:editing-cycles>1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9" meta:word-count="154" meta:character-count="977" meta:non-whitespace-character-count="767"/>
  </office:meta>
</office:document-meta>
</file>